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5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8" text:outline-level="1"/>
      <text:h text:style-name="P8" text:outline-level="1">Fiche d'itération Ré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8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 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3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<text:s/></text:p>
          </table:table-cell>
          <table:table-cell table:style-name="Tableau4.A2" office:value-type="string">
            <text:p text:style-name="Table_20_Contents">18/11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9" text:outline-level="1">Fiche d'itération Ré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réell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>Quentin CHEYN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>Quentin CHEYNET</text:p>
            <text:p text:style-name="P6">Jean-Philippe HUGUET</text:p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>Quentin CHEYNET</text:p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-</text:p>
          </table:table-cell>
          <table:table-cell table:style-name="Tableau5.G2" office:value-type="string">
            <text:p text:style-name="P5">Pas fini</text:p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jout de la partie réseau à la partie graphique</text:p>
          </table:table-cell>
          <table:table-cell table:style-name="Tableau5.A2" office:value-type="string">
            <text:p text:style-name="P6">Jérémy VAZ BORGES</text:p>
            <text:p text:style-name="P6">Sébastien <text:soft-page-break/>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-</text:p>
          </table:table-cell>
          <table:table-cell table:style-name="Tableau5.G2" office:value-type="string">
            <text:p text:style-name="P5">Pas fini</text:p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5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9/11/2013</text:p>
            <text:p text:style-name="P5">12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8T17:54:01</dc:date>
    <meta:print-date>2013-11-04T20:40:00Z</meta:print-date>
    <meta:editing-cycles>61</meta:editing-cycles>
    <meta:editing-duration>PT7H9M22S</meta:editing-duration>
    <dc:creator>Quentin </dc:creator>
    <meta:document-statistic meta:table-count="5" meta:image-count="1" meta:object-count="0" meta:page-count="3" meta:paragraph-count="138" meta:word-count="277" meta:character-count="1884" meta:non-whitespace-character-count="1739"/>
    <meta:template xlink:type="simple" xlink:actuate="onRequest" xlink:title="" xlink:href="../../../../../../../../../H:/%255BPROJET3%255D%255BGrpC%255Dfiche_it%25C3%25A9ration_PREVISIONNELLE_n%25C2%25B01_23-10-13_v1.1.odt/Normal.dotm"/>
  </office:meta>
</office:document-meta>
</file>